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3e3a4" officeooo:paragraph-rsid="0023e3a4"/>
    </style:style>
    <style:style style:name="P2" style:family="paragraph" style:parent-style-name="Standard">
      <style:text-properties officeooo:rsid="00253b0b" officeooo:paragraph-rsid="00253b0b"/>
    </style:style>
    <style:style style:name="P3" style:family="paragraph" style:parent-style-name="Standard">
      <style:text-properties officeooo:rsid="002726d6" officeooo:paragraph-rsid="002726d6"/>
    </style:style>
    <style:style style:name="P4" style:family="paragraph" style:parent-style-name="Standard">
      <style:text-properties style:text-underline-style="none" officeooo:rsid="002726d6" officeooo:paragraph-rsid="002726d6"/>
    </style:style>
    <style:style style:name="P5" style:family="paragraph" style:parent-style-name="Standard">
      <style:text-properties style:text-underline-style="none" officeooo:rsid="0028ef66" officeooo:paragraph-rsid="002aea03"/>
    </style:style>
    <style:style style:name="P6" style:family="paragraph" style:parent-style-name="Standard">
      <style:text-properties style:text-underline-style="none" officeooo:rsid="00325c15" officeooo:paragraph-rsid="00325c15"/>
    </style:style>
    <style:style style:name="P7" style:family="paragraph" style:parent-style-name="Standard">
      <style:text-properties style:text-underline-style="none" officeooo:rsid="003d5abe" officeooo:paragraph-rsid="003d5abe"/>
    </style:style>
    <style:style style:name="P8" style:family="paragraph" style:parent-style-name="Standard">
      <style:text-properties officeooo:rsid="0028ef66" officeooo:paragraph-rsid="0028ef66"/>
    </style:style>
    <style:style style:name="P9" style:family="paragraph" style:parent-style-name="Standard">
      <style:text-properties officeooo:rsid="0028ef66" officeooo:paragraph-rsid="002aea03"/>
    </style:style>
    <style:style style:name="P10" style:family="paragraph" style:parent-style-name="Standard">
      <style:text-properties officeooo:rsid="002b93fd" officeooo:paragraph-rsid="002b93fd"/>
    </style:style>
    <style:style style:name="P11" style:family="paragraph" style:parent-style-name="Standard">
      <style:text-properties officeooo:rsid="002c8a8a" officeooo:paragraph-rsid="002c8a8a"/>
    </style:style>
    <style:style style:name="P12" style:family="paragraph" style:parent-style-name="Standard">
      <style:text-properties officeooo:rsid="002f476c" officeooo:paragraph-rsid="002f476c"/>
    </style:style>
    <style:style style:name="P13" style:family="paragraph" style:parent-style-name="Standard">
      <style:text-properties officeooo:rsid="002f5b99" officeooo:paragraph-rsid="002f5b99"/>
    </style:style>
    <style:style style:name="P14" style:family="paragraph" style:parent-style-name="Standard">
      <style:text-properties officeooo:rsid="0030c014" officeooo:paragraph-rsid="0030c014"/>
    </style:style>
    <style:style style:name="P15" style:family="paragraph" style:parent-style-name="Standard">
      <style:text-properties officeooo:rsid="00319588" officeooo:paragraph-rsid="00319588"/>
    </style:style>
    <style:style style:name="P16" style:family="paragraph" style:parent-style-name="Standard">
      <style:text-properties officeooo:rsid="00325c15" officeooo:paragraph-rsid="00325c15"/>
    </style:style>
    <style:style style:name="P17" style:family="paragraph" style:parent-style-name="Standard">
      <style:text-properties officeooo:rsid="00355d97" officeooo:paragraph-rsid="00355d97"/>
    </style:style>
    <style:style style:name="P18" style:family="paragraph" style:parent-style-name="Standard">
      <style:text-properties officeooo:rsid="0036c70b" officeooo:paragraph-rsid="0036c70b"/>
    </style:style>
    <style:style style:name="P19" style:family="paragraph" style:parent-style-name="Standard">
      <style:text-properties officeooo:rsid="0038014e" officeooo:paragraph-rsid="0038014e"/>
    </style:style>
    <style:style style:name="P20" style:family="paragraph" style:parent-style-name="Standard">
      <style:text-properties officeooo:rsid="0039265e" officeooo:paragraph-rsid="0039265e"/>
    </style:style>
    <style:style style:name="P21" style:family="paragraph" style:parent-style-name="Standard">
      <style:text-properties officeooo:rsid="003c6059" officeooo:paragraph-rsid="003c6059"/>
    </style:style>
    <style:style style:name="P22" style:family="paragraph" style:parent-style-name="Standard">
      <style:text-properties officeooo:rsid="003d5abe" officeooo:paragraph-rsid="003d5abe"/>
    </style:style>
    <style:style style:name="P23" style:family="paragraph" style:parent-style-name="Standard">
      <style:text-properties officeooo:rsid="003e62f3" officeooo:paragraph-rsid="003e62f3"/>
    </style:style>
    <style:style style:name="P24" style:family="paragraph" style:parent-style-name="Standard">
      <style:text-properties officeooo:rsid="003e8697" officeooo:paragraph-rsid="003e8697"/>
    </style:style>
    <style:style style:name="P25" style:family="paragraph" style:parent-style-name="Standard">
      <style:text-properties officeooo:rsid="003e8697" officeooo:paragraph-rsid="00442adf"/>
    </style:style>
    <style:style style:name="P26" style:family="paragraph" style:parent-style-name="Standard">
      <style:text-properties officeooo:rsid="00401992" officeooo:paragraph-rsid="00401992"/>
    </style:style>
    <style:style style:name="P27" style:family="paragraph" style:parent-style-name="Standard">
      <style:text-properties officeooo:rsid="00412a3d" officeooo:paragraph-rsid="00412a3d"/>
    </style:style>
    <style:style style:name="P28" style:family="paragraph" style:parent-style-name="Standard">
      <style:text-properties officeooo:rsid="00412a3d" officeooo:paragraph-rsid="00442adf"/>
    </style:style>
    <style:style style:name="P29" style:family="paragraph" style:parent-style-name="Standard">
      <style:text-properties officeooo:rsid="0041f319" officeooo:paragraph-rsid="0041f319"/>
    </style:style>
    <style:style style:name="P30" style:family="paragraph" style:parent-style-name="Standard">
      <style:text-properties officeooo:rsid="0042e444" officeooo:paragraph-rsid="0042e444"/>
    </style:style>
    <style:style style:name="P31" style:family="paragraph" style:parent-style-name="Standard">
      <style:text-properties officeooo:rsid="00442adf" officeooo:paragraph-rsid="00442adf"/>
    </style:style>
    <style:style style:name="P32" style:family="paragraph" style:parent-style-name="Standard">
      <style:text-properties officeooo:rsid="0045ff3c" officeooo:paragraph-rsid="0045ff3c"/>
    </style:style>
    <style:style style:name="P33" style:family="paragraph" style:parent-style-name="Standard">
      <style:text-properties officeooo:rsid="0046d2e2" officeooo:paragraph-rsid="0046d2e2"/>
    </style:style>
    <style:style style:name="P34" style:family="paragraph" style:parent-style-name="Standard">
      <style:text-properties officeooo:rsid="0046d2e2" officeooo:paragraph-rsid="0045ff3c"/>
    </style:style>
    <style:style style:name="P35" style:family="paragraph" style:parent-style-name="Standard">
      <style:text-properties officeooo:rsid="00340ec2" officeooo:paragraph-rsid="00340ec2"/>
    </style:style>
    <style:style style:name="P36" style:family="paragraph" style:parent-style-name="Standard">
      <style:text-properties officeooo:rsid="0048b33d" officeooo:paragraph-rsid="0048b33d"/>
    </style:style>
    <style:style style:name="P37" style:family="paragraph" style:parent-style-name="Standard">
      <style:text-properties officeooo:rsid="002d7579" officeooo:paragraph-rsid="002d7579"/>
    </style:style>
    <style:style style:name="P38" style:family="paragraph" style:parent-style-name="Standard">
      <style:text-properties officeooo:rsid="004a30b3" officeooo:paragraph-rsid="004a30b3"/>
    </style:style>
    <style:style style:name="P39" style:family="paragraph" style:parent-style-name="Standard">
      <style:text-properties officeooo:rsid="004d1699" officeooo:paragraph-rsid="004d1699"/>
    </style:style>
    <style:style style:name="P40" style:family="paragraph" style:parent-style-name="Standard">
      <style:text-properties officeooo:rsid="004f7d86" officeooo:paragraph-rsid="004f7d86"/>
    </style:style>
    <style:style style:name="P41" style:family="paragraph" style:parent-style-name="Standard">
      <style:paragraph-properties fo:text-align="center" style:justify-single-word="false"/>
      <style:text-properties officeooo:rsid="0050dde2" officeooo:paragraph-rsid="0050dde2"/>
    </style:style>
    <style:style style:name="P42" style:family="paragraph" style:parent-style-name="Standard">
      <style:text-properties officeooo:rsid="0045ff3c" officeooo:paragraph-rsid="0045ff3c"/>
    </style:style>
    <style:style style:name="P43" style:family="paragraph" style:parent-style-name="Standard">
      <style:text-properties officeooo:rsid="0050f72a" officeooo:paragraph-rsid="0050f72a"/>
    </style:style>
    <style:style style:name="P44" style:family="paragraph" style:parent-style-name="Table_20_Heading">
      <style:paragraph-properties fo:text-align="start" style:justify-single-word="false"/>
      <style:text-properties fo:color="#235a81" loext:opacity="100%" style:text-line-through-style="none" style:text-line-through-type="none" style:text-underline-style="none" style:text-blinking="false"/>
    </style:style>
    <style:style style:name="P45" style:family="paragraph" style:parent-style-name="Table_20_Heading">
      <style:paragraph-properties fo:margin-left="0cm" fo:margin-right="0.212cm" fo:text-align="start" style:justify-single-word="false" fo:text-indent="0cm" style:auto-text-indent="false"/>
    </style:style>
    <style:style style:name="T1" style:family="text">
      <style:text-properties officeooo:rsid="0028ef66"/>
    </style:style>
    <style:style style:name="T2" style:family="text">
      <style:text-properties officeooo:rsid="002aea03"/>
    </style:style>
    <style:style style:name="T3" style:family="text">
      <style:text-properties officeooo:rsid="0041f319"/>
    </style:style>
    <style:style style:name="T4" style:family="text">
      <style:text-properties officeooo:rsid="004ec672"/>
    </style:style>
    <style:style style:name="T5" style:family="text">
      <style:text-properties fo:color="#235a81" loext:opacity="100%" style:text-line-through-style="none" style:text-line-through-type="none" style:text-underline-style="none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Tablas de la BD</text:p>
      <text:p text:style-name="P1"/>
      <text:p text:style-name="P1"/>
      <text:p text:style-name="P2">pacientes</text:p>
      <text:p text:style-name="P10">idPaciente (PK)</text:p>
      <text:p text:style-name="P24">nombre</text:p>
      <text:p text:style-name="P24">apellido</text:p>
      <text:p text:style-name="P24">dni</text:p>
      <text:p text:style-name="P27">telefono</text:p>
      <text:p text:style-name="P27">domicilio</text:p>
      <text:p text:style-name="P24">tipoSangre</text:p>
      <text:p text:style-name="P24">sexo</text:p>
      <text:p text:style-name="P24">fechaNacimiento</text:p>
      <text:p text:style-name="P39">mail</text:p>
      <text:p text:style-name="P10"/>
      <text:p text:style-name="P2"/>
      <text:p text:style-name="P2">historial<text:span text:style-name="T2">es</text:span>_clinico<text:span text:style-name="T2">s</text:span></text:p>
      <text:p text:style-name="P10">idHistorial (PK)</text:p>
      <text:p text:style-name="P35">idPaciente (FK)</text:p>
      <text:p text:style-name="P36">fecha</text:p>
      <text:p text:style-name="P36"><text:span text:style-name="T4">descripcionM</text:span>alestar</text:p>
      <text:p text:style-name="P36"/>
      <text:p text:style-name="P2"/>
      <text:p text:style-name="P2"/>
      <text:p text:style-name="P2">medicamentos_historial<text:span text:style-name="T1">es</text:span>_clinico<text:span text:style-name="T1">s</text:span></text:p>
      <text:p text:style-name="P10">idCuerpo (PK)</text:p>
      <text:p text:style-name="P17">idHistorial (FK)</text:p>
      <text:p text:style-name="P17">idMedicamento (FK)</text:p>
      <text:p text:style-name="P2"/>
      <text:p text:style-name="P2"/>
      <text:p text:style-name="P2">medicamentos</text:p>
      <text:p text:style-name="P10">idMedicamento (PK)</text:p>
      <text:p text:style-name="P26">nombre</text:p>
      <text:p text:style-name="P26"/>
      <text:p text:style-name="P2"/>
      <text:p text:style-name="P2"/>
      <text:p text:style-name="P2">enfermedades_historial<text:span text:style-name="T1">es</text:span>_clinico<text:span text:style-name="T1">s</text:span></text:p>
      <text:p text:style-name="P10">idCuerpo (PK)</text:p>
      <text:p text:style-name="P18">idHistorial (FK)</text:p>
      <text:p text:style-name="P18">idEnfermedad (FK)</text:p>
      <text:p text:style-name="P2"/>
      <text:p text:style-name="P2"/>
      <text:p text:style-name="P2">enfermedades</text:p>
      <text:p text:style-name="P11">idEnfermedad (PK)</text:p>
      <text:p text:style-name="P26">nombre</text:p>
      <text:p text:style-name="P2"/>
      <text:p text:style-name="P2"/>
      <text:p text:style-name="P2">recetas</text:p>
      <text:p text:style-name="P37">idReceta (PK)</text:p>
      <text:p text:style-name="P38">idPaciente (FK)</text:p>
      <text:p text:style-name="P27">fecha</text:p>
      <text:p text:style-name="P27">cantidad<text:span text:style-name="T3">Medicamento</text:span></text:p>
      <text:p text:style-name="P29"><text:soft-page-break/>periodoMedicamento</text:p>
      <text:p text:style-name="P2"/>
      <text:p text:style-name="P2"/>
      <text:p text:style-name="P2">medicamentos_recetas</text:p>
      <text:p text:style-name="P12">idCuerpo (PK)</text:p>
      <text:p text:style-name="P19">idReceta (FK)</text:p>
      <text:p text:style-name="P19">idMedicamento (FK)</text:p>
      <text:p text:style-name="P2"/>
      <text:p text:style-name="P2"/>
      <text:p text:style-name="P2">enfermedades_recetas</text:p>
      <text:p text:style-name="P12">idCuerpo (PK)</text:p>
      <text:p text:style-name="P19">idReceta (FK)</text:p>
      <text:p text:style-name="P19">idEnfermedad (FK)</text:p>
      <text:p text:style-name="P2"/>
      <text:p text:style-name="P2"/>
      <text:p text:style-name="P3">consultas</text:p>
      <text:p text:style-name="P13">idConsulta (PK)</text:p>
      <text:p text:style-name="P20">idMedico (FK)</text:p>
      <text:p text:style-name="P20">idPaciente (FK)</text:p>
      <text:p text:style-name="P20">fecha</text:p>
      <text:p text:style-name="P20">hora</text:p>
      <text:p text:style-name="P3"/>
      <text:p text:style-name="P3"/>
      <text:p text:style-name="P3">medicos</text:p>
      <text:p text:style-name="P13">idMedico (PK)</text:p>
      <text:p text:style-name="P30">nombre</text:p>
      <text:p text:style-name="P30">apellido</text:p>
      <text:p text:style-name="P30">sexo</text:p>
      <text:p text:style-name="P30">fechaIngreso</text:p>
      <text:p text:style-name="P30">disponibilidad</text:p>
      <text:p text:style-name="P25">dni</text:p>
      <text:p text:style-name="P28">telefono</text:p>
      <text:p text:style-name="P28">domicilio</text:p>
      <text:p text:style-name="P31">fechaNacimiento</text:p>
      <text:p text:style-name="P40">idEmpleado (FK)</text:p>
      <text:p text:style-name="P40"/>
      <text:p text:style-name="P9"/>
      <text:p text:style-name="P9">consultorios</text:p>
      <text:p text:style-name="P14">idConsultorio (PK)</text:p>
      <text:p text:style-name="P21">idMedico (FK)</text:p>
      <text:p text:style-name="P22">fecha</text:p>
      <text:p text:style-name="P22">hora</text:p>
      <text:p text:style-name="P5"/>
      <text:p text:style-name="P3"/>
      <text:p text:style-name="P3">obra<text:span text:style-name="T1">s</text:span>_social<text:span text:style-name="T1">es</text:span></text:p>
      <text:p text:style-name="P15">idObraSocial (PK)</text:p>
      <text:p text:style-name="P33">nombre</text:p>
      <text:p text:style-name="P34">telefono</text:p>
      <text:p text:style-name="P3"/>
      <text:p text:style-name="P3"/>
      <text:p text:style-name="P4">obra<text:span text:style-name="T1">s</text:span>_social<text:span text:style-name="T1">es</text:span>_paciente<text:span text:style-name="T1">s</text:span></text:p>
      <text:p text:style-name="P6">idCuerpo (PK)</text:p>
      <text:p text:style-name="P7"><text:soft-page-break/>idPaciente (FK)</text:p>
      <text:p text:style-name="P7">idObraSocial (FK)</text:p>
      <text:p text:style-name="P32">numeroObraSocial</text:p>
      <text:p text:style-name="P3"/>
      <text:p text:style-name="P3"/>
      <text:p text:style-name="P8">obras_sociales_medicos</text:p>
      <text:p text:style-name="P16">idCuerpo (PK)</text:p>
      <text:p text:style-name="P23">idMedico (FK)</text:p>
      <text:p text:style-name="P23">idObraSocial (FK)</text:p>
      <text:p text:style-name="P32">numeroObraSocial</text:p>
      <text:p text:style-name="P32"/>
      <text:p text:style-name="P32"/>
      <text:p text:style-name="P43">empleados</text:p>
      <text:p text:style-name="P43">idEmpleado (PK)</text:p>
      <text:p text:style-name="P43">nombre</text:p>
      <text:p text:style-name="P43">mail</text:p>
      <text:p text:style-name="P43">contraseña</text:p>
      <text:p text:style-name="P43">administrador</text:p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5T19:11:12.266000000</meta:creation-date>
    <dc:date>2024-08-22T15:48:20.051000000</dc:date>
    <meta:editing-duration>PT4H11M55S</meta:editing-duration>
    <meta:editing-cycles>53</meta:editing-cycles>
    <meta:generator>LibreOffice/7.5.1.2$Windows_X86_64 LibreOffice_project/fcbaee479e84c6cd81291587d2ee68cba099e129</meta:generator>
    <meta:document-statistic meta:table-count="0" meta:image-count="0" meta:object-count="0" meta:page-count="3" meta:paragraph-count="88" meta:word-count="125" meta:character-count="1110" meta:non-whitespace-character-count="1073"/>
  </office:meta>
</office:document-meta>
</file>